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dddddd"/>
    </style:style>
    <style:style style:name="ce5" style:family="table-cell" style:parent-style-name="Default" style:data-style-name="N1">
      <style:table-cell-properties fo:background-color="#dddddd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99cc99"/>
    </style:style>
    <style:style style:name="ce10" style:family="table-cell" style:parent-style-name="Default" style:data-style-name="N11">
      <style:table-cell-properties fo:background-color="#dddddd"/>
    </style:style>
    <style:style style:name="ce11" style:family="table-cell" style:parent-style-name="Default" style:data-style-name="N11">
      <style:table-cell-properties fo:background-color="#99cc99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os</text:p>
          </table:table-cell>
          <table:table-cell office:value-type="float" office:value="283.5" calcext:value-type="float">
            <text:p>283.5</text:p>
          </table:table-cell>
          <table:table-cell table:style-name="ce6" table:formula="of:=341" office:value-type="float" office:value="341" calcext:value-type="float">
            <text:p>341</text:p>
          </table:table-cell>
          <table:table-cell table:number-columns-repeated="3"/>
          <table:table-cell office:value-type="float" office:value="429.5" calcext:value-type="float">
            <text:p>429.5</text:p>
          </table:table-cell>
          <table:table-cell office:value-type="float" office:value="497.9" calcext:value-type="float">
            <text:p>497.9</text:p>
          </table:table-cell>
          <table:table-cell table:number-columns-repeated="3"/>
          <table:table-cell office:value-type="float" office:value="653.1" calcext:value-type="float">
            <text:p>653.1</text:p>
          </table:table-cell>
          <table:table-cell office:value-type="float" office:value="730.3" calcext:value-type="float">
            <text:p>7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0.4581" calcext:value-type="float">
            <text:p>0.4581</text:p>
          </table:table-cell>
          <table:table-cell table:style-name="ce6" office:value-type="float" office:value="0.1489" calcext:value-type="float">
            <text:p>0.1489</text:p>
          </table:table-cell>
          <table:table-cell table:number-columns-repeated="3"/>
          <table:table-cell office:value-type="float" office:value="0.3567" calcext:value-type="float">
            <text:p>0.3567</text:p>
          </table:table-cell>
          <table:table-cell office:value-type="float" office:value="0.5322" calcext:value-type="float">
            <text:p>0.5322</text:p>
          </table:table-cell>
          <table:table-cell table:number-columns-repeated="3"/>
          <table:table-cell office:value-type="float" office:value="0.002327" calcext:value-type="float">
            <text:p>0.002327</text:p>
          </table:table-cell>
          <table:table-cell office:value-type="float" office:value="0.01028" calcext:value-type="float">
            <text:p>0.0102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37.349698794" calcext:value-type="float">
            <text:p>37.349698794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office:value-type="float" office:value="37.6828873628" calcext:value-type="float">
            <text:p>37.6828873628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.7958315233" calcext:value-type="float">
            <text:p>4.7958315233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1.7898261226" calcext:value-type="float">
            <text:p>11.7898261226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37.6164857476" calcext:value-type="float">
            <text:p>37.616485747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.1961524227" calcext:value-type="float">
            <text:p>5.1961524227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5.4272486205" calcext:value-type="float">
            <text:p>15.4272486205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36.9864840178" calcext:value-type="float">
            <text:p>36.986484017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8.3575597507" calcext:value-type="float">
            <text:p>18.3575597507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9160797831" calcext:value-type="float">
            <text:p>5.9160797831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9.3132079158" calcext:value-type="float">
            <text:p>19.3132079158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5574385243" calcext:value-type="float">
            <text:p>6.557438524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3.7276210354" calcext:value-type="float">
            <text:p>23.7276210354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.4031242374" calcext:value-type="float">
            <text:p>6.403124237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27.9642629082" calcext:value-type="float">
            <text:p>27.9642629082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38.3275357935" calcext:value-type="float">
            <text:p>38.3275357935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.3484692283" calcext:value-type="float">
            <text:p>7.3484692283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31.2729915422" calcext:value-type="float">
            <text:p>31.2729915422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8.7814388593" calcext:value-type="float">
            <text:p>38.781438859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.1853527719" calcext:value-type="float">
            <text:p>8.1853527719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34.8281495345" calcext:value-type="float">
            <text:p>34.8281495345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9.8873413504" calcext:value-type="float">
            <text:p>39.887341350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.2195444573" calcext:value-type="float">
            <text:p>9.2195444573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float" office:value="39.5600808897" calcext:value-type="float">
            <text:p>39.5600808897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9.3446311458" calcext:value-type="float">
            <text:p>39.344631145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float" office:value="45.1663591625" calcext:value-type="float">
            <text:p>45.166359162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office:value-type="float" office:value="46.3141447076" calcext:value-type="float">
            <text:p>46.3141447076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8.8844441904" calcext:value-type="float">
            <text:p>38.8844441904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.246950766" calcext:value-type="float">
            <text:p>10.24695076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50.2792203599" calcext:value-type="float">
            <text:p>50.2792203599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8.275318418" calcext:value-type="float">
            <text:p>38.275318418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.1980390272" calcext:value-type="float">
            <text:p>10.1980390272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office:value-type="float" office:value="52.4690384894" calcext:value-type="float">
            <text:p>52.4690384894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54.6717477313" calcext:value-type="float">
            <text:p>54.671747731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8.2230297072" calcext:value-type="float">
            <text:p>38.223029707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 office:value-type="float" office:value="54.5985347789" calcext:value-type="float">
            <text:p>54.598534778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9.3954312072" calcext:value-type="float">
            <text:p>39.3954312072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.1803398875" calcext:value-type="float">
            <text:p>11.180339887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office:value-type="float" office:value="56.9561234636" calcext:value-type="float">
            <text:p>56.956123463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57.1576766498" calcext:value-type="float">
            <text:p>57.157676649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37.8813938498" calcext:value-type="float">
            <text:p>37.881393849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8.3095189485" calcext:value-type="float">
            <text:p>58.3095189485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8.8973006776" calcext:value-type="float">
            <text:p>38.8973006776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8.1463670404" calcext:value-type="float">
            <text:p>58.1463670404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58.3609458457" calcext:value-type="float">
            <text:p>58.3609458457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58.2494635168" calcext:value-type="float">
            <text:p>58.2494635168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.4891252931" calcext:value-type="float">
            <text:p>11.489125293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57.8186821019" calcext:value-type="float">
            <text:p>57.8186821019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9.4461658466" calcext:value-type="float">
            <text:p>39.4461658466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.31370849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float" office:value="57.6714834212" calcext:value-type="float">
            <text:p>57.671483421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8.9871773792" calcext:value-type="float">
            <text:p>38.987177379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.9544511501" calcext:value-type="float">
            <text:p>10.954451150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57.636793804" calcext:value-type="float">
            <text:p>57.636793804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.2249721603" calcext:value-type="float">
            <text:p>11.2249721603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57.7581163128" calcext:value-type="float">
            <text:p>57.758116312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38.1444622455" calcext:value-type="float">
            <text:p>38.1444622455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8.8897274573" calcext:value-type="float">
            <text:p>58.8897274573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8.3144881213" calcext:value-type="float">
            <text:p>38.3144881213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.0415945788" calcext:value-type="float">
            <text:p>12.041594578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38.5875627631" calcext:value-type="float">
            <text:p>38.587562763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.3578166916" calcext:value-type="float">
            <text:p>11.3578166916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8.0258563056" calcext:value-type="float">
            <text:p>58.0258563056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8.8715834512" calcext:value-type="float">
            <text:p>38.871583451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57.861904566" calcext:value-type="float">
            <text:p>57.861904566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8.8072158239" calcext:value-type="float">
            <text:p>38.8072158239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.1655250606" calcext:value-type="float">
            <text:p>12.16552506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57.7927331072" calcext:value-type="float">
            <text:p>57.7927331072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8.1313519299" calcext:value-type="float">
            <text:p>38.1313519299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.1355287257" calcext:value-type="float">
            <text:p>11.135528725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office:value-type="float" office:value="56.9473440996" calcext:value-type="float">
            <text:p>56.947344099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.295630141" calcext:value-type="float">
            <text:p>10.29563014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56.5773806393" calcext:value-type="float">
            <text:p>56.5773806393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38.1182371051" calcext:value-type="float">
            <text:p>38.1182371051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office:value-type="float" office:value="56.8154908454" calcext:value-type="float">
            <text:p>56.815490845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57.8100337312" calcext:value-type="float">
            <text:p>57.8100337312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8.4447655735" calcext:value-type="float">
            <text:p>38.444765573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56.8682688325" calcext:value-type="float">
            <text:p>56.8682688325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7.8681924575" calcext:value-type="float">
            <text:p>37.8681924575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38.574603044" calcext:value-type="float">
            <text:p>38.574603044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.5356537529" calcext:value-type="float">
            <text:p>10.5356537529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56.709787515" calcext:value-type="float">
            <text:p>56.709787515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56.9824534396" calcext:value-type="float">
            <text:p>56.9824534396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38.4187454246" calcext:value-type="float">
            <text:p>38.418745424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56.6921511322" calcext:value-type="float">
            <text:p>56.692151132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8.3927076409" calcext:value-type="float">
            <text:p>38.3927076409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56.9122131005" calcext:value-type="float">
            <text:p>56.9122131005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7.1752605909" calcext:value-type="float">
            <text:p>37.1752605909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56.5243310443" calcext:value-type="float">
            <text:p>56.5243310443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.4057287393" calcext:value-type="float">
            <text:p>38.405728739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6953597148" calcext:value-type="float">
            <text:p>9.6953597148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56.1871871515" calcext:value-type="float">
            <text:p>56.1871871515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55.4707129934" calcext:value-type="float">
            <text:p>55.4707129934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56.2138772902" calcext:value-type="float">
            <text:p>56.2138772902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37.148351242" calcext:value-type="float">
            <text:p>37.148351242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.9498743711" calcext:value-type="float">
            <text:p>9.949874371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office:value-type="float" office:value="55.5337735077" calcext:value-type="float">
            <text:p>55.5337735077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38.170669368" calcext:value-type="float">
            <text:p>38.170669368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6.1070405564" calcext:value-type="float">
            <text:p>56.1070405564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37.1887079636" calcext:value-type="float">
            <text:p>37.188707963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.6301458127" calcext:value-type="float">
            <text:p>10.630145812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56.0802995712" calcext:value-type="float">
            <text:p>56.080299571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37.483329628" calcext:value-type="float">
            <text:p>37.48332962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55.1361950084" calcext:value-type="float">
            <text:p>55.1361950084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37.2021504755" calcext:value-type="float">
            <text:p>37.2021504755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6.1248608016" calcext:value-type="float">
            <text:p>56.124860801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37.094473982" calcext:value-type="float">
            <text:p>37.09447398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office:value-type="float" office:value="54.881690936" calcext:value-type="float">
            <text:p>54.881690936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.643650761" calcext:value-type="float">
            <text:p>9.64365076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55.0181788139" calcext:value-type="float">
            <text:p>55.0181788139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6.0138862107" calcext:value-type="float">
            <text:p>36.0138862107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office:value-type="float" office:value="55.9821400091" calcext:value-type="float">
            <text:p>55.9821400091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36.2629287289" calcext:value-type="float">
            <text:p>36.2629287289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35.9304884464" calcext:value-type="float">
            <text:p>35.9304884464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6.3648826842" calcext:value-type="float">
            <text:p>56.3648826842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5.3270434653" calcext:value-type="float">
            <text:p>35.3270434653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55.19963768" calcext:value-type="float">
            <text:p>55.19963768</text:p>
          </table:table-cell>
        </table:table-row>
        <table:table-row table:style-name="ro1">
          <table:table-cell/>
          <table:table-cell table:style-name="ce2" office:value-type="string" calcext:value-type="string">
            <text:p>Altura e erro</text:p>
          </table:table-cell>
          <table:table-cell table:formula="of:=AVERAGE([.C7:.C65])-([.C65]/2+[.C7]/2)/([.C4]-[.B4])" office:value-type="float" office:value="1423.42417096536" calcext:value-type="float">
            <text:p>1423.4241709654</text:p>
          </table:table-cell>
          <table:table-cell/>
          <table:table-cell table:formula="of:=AVERAGE([.E7:.E65])" office:value-type="float" office:value="38.0212645625322" calcext:value-type="float">
            <text:p>38.021264562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55.3263047745" calcext:value-type="float">
            <text:p>55.3263047745</text:p>
          </table:table-cell>
        </table:table-row>
        <table:table-row table:style-name="ro1">
          <table:table-cell table:number-columns-repeated="6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.2736184955" calcext:value-type="float">
            <text:p>9.2736184955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55.9195851201" calcext:value-type="float">
            <text:p>55.9195851201</text:p>
          </table:table-cell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office:value-type="float" office:value="55.054518434" calcext:value-type="float">
            <text:p>55.054518434</text:p>
          </table:table-cell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 table:number-columns-repeated="6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1488915651" calcext:value-type="float">
            <text:p>10.148891565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float" office:value="54.8361194834" calcext:value-type="float">
            <text:p>54.8361194834</text:p>
          </table:table-cell>
        </table:table-row>
        <table:table-row table:style-name="ro1">
          <table:table-cell table:number-columns-repeated="6"/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.5440037453" calcext:value-type="float">
            <text:p>8.5440037453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55.3714727996" calcext:value-type="float">
            <text:p>55.3714727996</text:p>
          </table:table-cell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54.9545266561" calcext:value-type="float">
            <text:p>54.9545266561</text:p>
          </table:table-cell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.7459666924" calcext:value-type="float">
            <text:p>7.7459666924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office:value-type="float" office:value="54.0462764675" calcext:value-type="float">
            <text:p>54.0462764675</text:p>
          </table:table-cell>
        </table:table-row>
        <table:table-row table:style-name="ro1">
          <table:table-cell table:number-columns-repeated="6"/>
          <table:table-cell office:value-type="float" office:value="496" calcext:value-type="float">
            <text:p>4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6332495807" calcext:value-type="float">
            <text:p>6.633249580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  <table:table-cell office:value-type="float" office:value="53.2071423777" calcext:value-type="float">
            <text:p>53.2071423777</text:p>
          </table:table-cell>
        </table:table-row>
        <table:table-row table:style-name="ro1">
          <table:table-cell table:number-columns-repeated="6"/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0827625303" calcext:value-type="float">
            <text:p>6.0827625303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  <table:table-cell office:value-type="float" office:value="52.2876658496" calcext:value-type="float">
            <text:p>52.2876658496</text:p>
          </table:table-cell>
        </table:table-row>
        <table:table-row table:style-name="ro1">
          <table:table-cell/>
          <table:table-cell office:value-type="string" calcext:value-type="string">
            <text:p>Para o F é necessário estimar também a área do </text:p>
          </table:table-cell>
          <table:table-cell table:number-columns-repeated="4"/>
          <table:table-cell table:style-name="ce2" office:value-type="string" calcext:value-type="string">
            <text:p>Altura e erro</text:p>
          </table:table-cell>
          <table:table-cell table:formula="of:=AVERAGE([.H7:.H75])-([.H75]/2+[.H7]/2)/([.G75]-[.G7])" office:value-type="float" office:value="96.0732097186701" calcext:value-type="float">
            <text:p>96.0732097187</text:p>
          </table:table-cell>
          <table:table-cell/>
          <table:table-cell table:formula="of:=AVERAGE([.J7:.J75])" office:value-type="float" office:value="9.63678151994783" calcext:value-type="float">
            <text:p>9.6367815199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50.8822169328" calcext:value-type="float">
            <text:p>50.8822169328</text:p>
          </table:table-cell>
        </table:table-row>
        <table:table-row table:style-name="ro1">
          <table:table-cell/>
          <table:table-cell office:value-type="string" calcext:value-type="string">
            <text:p>background. Para isso fiz um fit que dá a seguinte </text:p>
          </table:table-cell>
          <table:table-cell table:number-columns-repeated="9"/>
          <table:table-cell office:value-type="float" office:value="723" calcext:value-type="float">
            <text:p>723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office:value-type="float" office:value="49.4570520755" calcext:value-type="float">
            <text:p>49.4570520755</text:p>
          </table:table-cell>
        </table:table-row>
        <table:table-row table:style-name="ro1">
          <table:table-cell/>
          <table:table-cell office:value-type="string" calcext:value-type="string">
            <text:p>função:</text:p>
          </table:table-cell>
          <table:table-cell table:number-columns-repeated="9"/>
          <table:table-cell office:value-type="float" office:value="724" calcext:value-type="float">
            <text:p>724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office:value-type="float" office:value="45.6289381862" calcext:value-type="float">
            <text:p>45.6289381862</text:p>
          </table:table-cell>
        </table:table-row>
        <table:table-row table:style-name="ro1">
          <table:table-cell/>
          <table:table-cell office:value-type="string" calcext:value-type="string">
            <text:p>H = a*canal + b</text:p>
          </table:table-cell>
          <table:table-cell table:number-columns-repeated="9"/>
          <table:table-cell office:value-type="float" office:value="725" calcext:value-type="float">
            <text:p>725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41.5331193146" calcext:value-type="float">
            <text:p>41.533119314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.66" calcext:value-type="float">
            <text:p>-1.66</text:p>
          </table:table-cell>
          <table:table-cell office:value-type="float" office:value="0.01074" calcext:value-type="float">
            <text:p>0.01074</text:p>
          </table:table-cell>
          <table:table-cell table:number-columns-repeated="7"/>
          <table:table-cell office:value-type="float" office:value="726" calcext:value-type="float">
            <text:p>726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37.0675059857" calcext:value-type="float">
            <text:p>37.0675059857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26" calcext:value-type="float">
            <text:p>1826</text:p>
          </table:table-cell>
          <table:table-cell office:value-type="float" office:value="3.467" calcext:value-type="float">
            <text:p>3.467</text:p>
          </table:table-cell>
          <table:table-cell table:number-columns-repeated="7"/>
          <table:table-cell office:value-type="float" office:value="727" calcext:value-type="float">
            <text:p>727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30.8706980809" calcext:value-type="float">
            <text:p>30.8706980809</text:p>
          </table:table-cell>
        </table:table-row>
        <table:table-row table:style-name="ro1">
          <table:table-cell table:number-columns-repeated="11"/>
          <table:table-cell office:value-type="float" office:value="728" calcext:value-type="float">
            <text:p>728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3.1300670124" calcext:value-type="float">
            <text:p>23.1300670124</text:p>
          </table:table-cell>
        </table:table-row>
        <table:table-row table:style-name="ro1">
          <table:table-cell/>
          <table:table-cell office:value-type="string" calcext:value-type="string">
            <text:p>Altura left</text:p>
          </table:table-cell>
          <table:table-cell table:formula="of:=[.C80]*[.B4]+[.C81]" office:value-type="float" office:value="1355.39" calcext:value-type="float">
            <text:p>1355.39</text:p>
          </table:table-cell>
          <table:table-cell table:formula="of:=SQRT((ABS([.C80])*[.B5])^2+([.D80]*[.B4])^2+[.D81]^2)" office:value-type="float" office:value="4.6764423724682" calcext:value-type="float">
            <text:p>4.6764423725</text:p>
          </table:table-cell>
          <table:table-cell table:number-columns-repeated="7"/>
          <table:table-cell office:value-type="float" office:value="729" calcext:value-type="float">
            <text:p>72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8.9208879284" calcext:value-type="float">
            <text:p>18.9208879284</text:p>
          </table:table-cell>
        </table:table-row>
        <table:table-row table:style-name="ro1">
          <table:table-cell/>
          <table:table-cell office:value-type="string" calcext:value-type="string">
            <text:p>Altura right</text:p>
          </table:table-cell>
          <table:table-cell table:formula="of:=[.C80]*[.C4]+[.C81]" office:value-type="float" office:value="1259.94" calcext:value-type="float">
            <text:p>1259.94</text:p>
          </table:table-cell>
          <table:table-cell table:formula="of:=SQRT((ABS([.C80])*[.C5])^2+([.C4]*[.D80])^2+[.D81]^2)" office:value-type="float" office:value="5.04915025146569" calcext:value-type="float">
            <text:p>5.0491502515</text:p>
          </table:table-cell>
          <table:table-cell table:number-columns-repeated="7"/>
          <table:table-cell office:value-type="float" office:value="730" calcext:value-type="float">
            <text:p>73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4.6628782986" calcext:value-type="float">
            <text:p>14.6628782986</text:p>
          </table:table-cell>
        </table:table-row>
        <table:table-row table:style-name="ro1">
          <table:table-cell/>
          <table:table-cell office:value-type="string" calcext:value-type="string">
            <text:p>Área bg</text:p>
          </table:table-cell>
          <table:table-cell table:formula="of:=([.C83]+[.C84])/2*([.C4]-[.B4])" office:value-type="float" office:value="75190.7375" calcext:value-type="float">
            <text:p>75190.7375</text:p>
          </table:table-cell>
          <table:table-cell table:formula="of:=SQRT((([.D83]+[.D84])/2*([.C4]-[.B4]))^2+(([.B5]+[.C5])*([.C84]+[.C83])/2)^2)" office:value-type="float" office:value="841.561328752049" calcext:value-type="float">
            <text:p>841.561328752</text:p>
          </table:table-cell>
          <table:table-cell table:number-columns-repeated="7"/>
          <table:table-cell table:style-name="ce2" office:value-type="string" calcext:value-type="string">
            <text:p>Altura e erro</text:p>
          </table:table-cell>
          <table:table-cell table:formula="of:=AVERAGE([.M7:.M84])-([.M84]/2+[.M7]/2)/([.L84]-[.L7])" office:value-type="float" office:value="2564.2296037296" calcext:value-type="float">
            <text:p>2564.2296037296</text:p>
          </table:table-cell>
          <table:table-cell/>
          <table:table-cell table:formula="of:=AVERAGE([.O7:.O84])" office:value-type="float" office:value="48.6970564601051" calcext:value-type="float">
            <text:p>48.697056460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ACABEI POR INTEGRAR A PARTIR DO MATHEMATICA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Rácios</text:p>
          </table:table-cell>
          <table:table-cell table:style-name="ce3" office:value-type="string" calcext:value-type="string">
            <text:p>Erro</text:p>
          </table:table-cell>
          <table:table-cell table:number-columns-repeated="5"/>
          <table:table-cell table:style-name="ce2" office:value-type="string" calcext:value-type="string">
            <text:p>Altura da parte central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4" table:formula="of:=84017.7-[.C85]" office:value-type="float" office:value="8826.96249999999" calcext:value-type="float">
            <text:p>8827</text:p>
          </table:table-cell>
          <table:table-cell table:style-name="ce4" table:formula="of:=SQRT(2206.93^2 + [.D85]^2)" office:value-type="float" office:value="2361.94104391937" calcext:value-type="float">
            <text:p>2362</text:p>
          </table:table-cell>
          <table:table-cell table:style-name="ce7" table:formula="of:=[.C91]/[.C90]" office:value-type="float" office:value="30.1679423852796" calcext:value-type="float">
            <text:p>30.1679423853</text:p>
          </table:table-cell>
          <table:table-cell table:style-name="ce7" table:formula="of:=SQRT(([.D91]/[.C90])^2 + ([.C91]/[.C90]^2*[.D90])^2)" office:value-type="float" office:value="3.05466274348334" calcext:value-type="float">
            <text:p>3.0546627435</text:p>
          </table:table-cell>
          <table:table-cell office:value-type="string" calcext:value-type="string">
            <text:p>In/S</text:p>
          </table:table-cell>
          <table:table-cell table:number-columns-repeated="4"/>
          <table:table-cell table:formula="of:=AVERAGE([.M24:.M74])" office:value-type="float" office:value="3201.21568627451" calcext:value-type="float">
            <text:p>3201.215686274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4" office:value-type="float" office:value="6630.25" calcext:value-type="float">
            <text:p>6630</text:p>
          </table:table-cell>
          <table:table-cell table:style-name="ce4" office:value-type="float" office:value="659.512" calcext:value-type="float">
            <text:p>660</text:p>
          </table:table-cell>
          <table:table-cell table:style-name="ce7" table:formula="of:=[.C89]/[.C90]" office:value-type="float" office:value="1.33131669243241" calcext:value-type="float">
            <text:p>1.3313166924</text:p>
          </table:table-cell>
          <table:table-cell table:style-name="ce7" table:formula="of:=SQRT(([.D89]/[.C90])^2+([.C89]*[.D90]/[.C90]^2)^2)" office:value-type="float" office:value="0.380054722326099" calcext:value-type="float">
            <text:p>0.3800547223</text:p>
          </table:table-cell>
          <table:table-cell office:value-type="string" calcext:value-type="string">
            <text:p>F/S</text:p>
          </table:table-cell>
          <table:table-cell table:number-columns-repeated="4"/>
          <table:table-cell table:style-name="ce2" office:value-type="string" calcext:value-type="string">
            <text:p>Meia altur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4" office:value-type="float" office:value="200021" calcext:value-type="float">
            <text:p>200021</text:p>
          </table:table-cell>
          <table:table-cell table:style-name="ce4" office:value-type="float" office:value="3786.24" calcext:value-type="float">
            <text:p>3786</text:p>
          </table:table-cell>
          <table:table-cell table:style-name="ce7" table:formula="of:=1/[.E89]" office:value-type="float" office:value="0.0331477694842042" calcext:value-type="float">
            <text:p>0.0331477695</text:p>
          </table:table-cell>
          <table:table-cell table:style-name="ce7" table:formula="of:=[.F89]/[.E89]^2" office:value-type="float" office:value="0.00335638590063006" calcext:value-type="float">
            <text:p>0.0033563859</text:p>
          </table:table-cell>
          <table:table-cell office:value-type="string" calcext:value-type="string">
            <text:p>S/In</text:p>
          </table:table-cell>
          <table:table-cell table:number-columns-repeated="4"/>
          <table:table-cell table:formula="of:=[.L89]/2" office:value-type="float" office:value="1600.60784313725" calcext:value-type="float">
            <text:p>1600.607843137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table:formula="of:=[.C89]/[.C91]" office:value-type="float" office:value="0.0441301788312227" calcext:value-type="float">
            <text:p>0.0441301788</text:p>
          </table:table-cell>
          <table:table-cell table:style-name="ce7" table:formula="of:=SQRT(([.D89]/[.C91])^2+([.D91]*[.C89]/[.C91]^2)^2)" office:value-type="float" office:value="0.0118379754309653" calcext:value-type="float">
            <text:p>0.0118379754</text:p>
          </table:table-cell>
          <table:table-cell office:value-type="string" calcext:value-type="string">
            <text:p>F/In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7" table:formula="of:=1/[.E92]" office:value-type="float" office:value="22.6602299488641" calcext:value-type="float">
            <text:p>22.6602299489</text:p>
          </table:table-cell>
          <table:table-cell table:style-name="ce7" table:formula="of:=[.F92]/[.E92]^2" office:value-type="float" office:value="6.07863490471257" calcext:value-type="float">
            <text:p>6.0786349047</text:p>
          </table:table-cell>
          <table:table-cell office:value-type="string" calcext:value-type="string">
            <text:p>In/F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C66]*([.C4]-[.B4])-[.C85]" office:value-type="float" office:value="6656.15233050847" calcext:value-type="float">
            <text:p>6656</text:p>
          </table:table-cell>
          <table:table-cell table:formula="of:=SQRT(([.E66]*([.C4]-[.B4]))^2+(([.C5]+[.B5])*[.C66])^2+[.D85]^2)" office:value-type="float" office:value="2496.86265893756" calcext:value-type="float">
            <text:p>2496.8626589376</text:p>
          </table:table-cell>
          <table:table-cell/>
          <table:table-cell table:style-name="ce7" table:formula="of:=1/[.E90]" office:value-type="float" office:value="0.751136078804006" calcext:value-type="float">
            <text:p>0.7511360788</text:p>
          </table:table-cell>
          <table:table-cell table:style-name="ce7" table:formula="of:=[.F90]/[.E90]^2" office:value-type="float" office:value="0.214428930007174" calcext:value-type="float">
            <text:p>0.21442893</text:p>
          </table:table-cell>
          <table:table-cell office:value-type="string" calcext:value-type="string">
            <text:p>S/F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H76]*([.H4]-[.G4])" office:value-type="float" office:value="6571.40754475703" calcext:value-type="float">
            <text:p>6571</text:p>
          </table:table-cell>
          <table:table-cell table:formula="of:=SQRT(([.H76]*([.G5]+[.H5]))^2+(([.H4]-[.G4])*[.J76])^2)" office:value-type="float" office:value="664.664962950199" calcext:value-type="float">
            <text:p>664.6649629502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[.M85]*(730-653)" office:value-type="float" office:value="197445.67948718" calcext:value-type="float">
            <text:p>197446</text:p>
          </table:table-cell>
          <table:table-cell table:formula="of:=SQRT(([.M85]*([.L5]+[.M5]))^2+(([.M4]-[.L4])*[.O85])^2)" office:value-type="float" office:value="3759.55174735534" calcext:value-type="float">
            <text:p>3759.5517473554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carga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gma MERDA</text:p>
          </table:table-cell>
          <table:table-cell table:style-name="ce2" office:value-type="string" calcext:value-type="string">
            <text:p>f(M2)</text:p>
          </table:table-cell>
          <table:table-cell table:style-name="ce2" office:value-type="string" calcext:value-type="string">
            <text:p>erro</text:p>
          </table:table-cell>
          <table:table-cell table:style-name="ce3" office:value-type="string" calcext:value-type="string">
            <text:p>Racios</text:p>
          </table:table-cell>
          <table:table-cell table:style-name="ce3" office:value-type="string" calcext:value-type="string">
            <text:p>erros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8.94" calcext:value-type="float">
            <text:p>18.94</text:p>
          </table:table-cell>
          <table:table-cell table:style-name="ce13" office:value-type="float" office:value="0.0881714" calcext:value-type="float">
            <text:p>0.09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3]*[.E3]*[.B3]^2/[.I3]/4)^2*( (1-([.F3]/[.G3]*SIN([.C3]))^2  )^0.5   + COS([.C3]) )^2*4/SIN([.C3])^4/(1-([.F3]/[.G3]*SIN([.C3]))^2 )^0.5" office:value-type="float" office:value="4.78640393325727" calcext:value-type="float">
            <text:p>4.7864039333</text:p>
          </table:table-cell>
          <table:table-cell table:formula="of:=1-([.F3]/[.G3]*SIN([.C3]))^2" office:value-type="float" office:value="0.997012343496001" calcext:value-type="float">
            <text:p>0.9970123435</text:p>
          </table:table-cell>
          <table:table-cell table:formula="of:=[.E3]^2*(2*([.K3]^0.5+COS([.C3]))*[.F3]^2*SIN([.C3])^2/[.G3]^3*[.K3]^(-0.5) - [.K3]^(-0.5)*[.F3]^2*SIN([.C3])^2/[.G3]^3*([.K3]^0.5 + COS([.C3]))^2  )/[.K3]*[.H3]" office:value-type="float" office:value="0.0000725316963310992" calcext:value-type="float">
            <text:p>7.25316963310992E-005</text:p>
          </table:table-cell>
          <table:table-cell table:style-name="ce7" table:formula="of:=[.J5]/[.J4]" office:value-type="float" office:value="9.64471466662975" calcext:value-type="float">
            <text:p>9.6447146666</text:p>
          </table:table-cell>
          <table:table-cell table:style-name="ce7" table:formula="of:=SQRT(([.L5]/[.K4])^2+([.K5]*[.L4]/[.K4]^2)^2)" office:value-type="float" office:value="0.000231759286161826" calcext:value-type="float">
            <text:p>0.0002317593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2.13" calcext:value-type="float">
            <text:p>32.13</text:p>
          </table:table-cell>
          <table:table-cell table:style-name="ce13" office:value-type="float" office:value="0.175714" calcext:value-type="float">
            <text:p>0.18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4]*[.E4]*[.B4]^2/[.I4]/4)^2*( (1-([.F4]/[.G4]*SIN([.C4]))^2  )^0.5   + COS([.C4]) )^2*4/SIN([.C4])^4/(1-([.F4]/[.G4]*SIN([.C4]))^2 )^0.5" office:value-type="float" office:value="16.0314630558598" calcext:value-type="float">
            <text:p>16.0314630559</text:p>
          </table:table-cell>
          <table:table-cell table:formula="of:=1-([.F4]/[.G4]*SIN([.C4]))^2" office:value-type="float" office:value="0.998961828355958" calcext:value-type="float">
            <text:p>0.9989618284</text:p>
          </table:table-cell>
          <table:table-cell table:formula="of:=[.E4]^2*(2*([.K4]^0.5+COS([.C4]))*[.F4]^2*SIN([.C4])^2/[.G4]^3*[.K4]^(-0.5) - [.K4]^(-0.5)*[.F4]^2*SIN([.C4])^2/[.G4]^3*([.K4]^0.5 + COS([.C4]))^2  )/[.K4]*[.H4]" office:value-type="float" office:value="0.0000960500740142429" calcext:value-type="float">
            <text:p>9.60500740142429E-005</text:p>
          </table:table-cell>
          <table:table-cell table:style-name="ce7" table:formula="of:=[.J3]/[.J4]" office:value-type="float" office:value="0.298563139033511" calcext:value-type="float">
            <text:p>0.298563139</text:p>
          </table:table-cell>
          <table:table-cell table:style-name="ce7" table:formula="of:=SQRT(([.L3]/[.K4])^2+([.L4]*[.K3]/[.K4]^2)^2)" office:value-type="float" office:value="0.000120335123767704" calcext:value-type="float">
            <text:p>0.0001203351</text:p>
          </table:table-cell>
          <table:table-cell office:value-type="string" calcext:value-type="string">
            <text:p>F/S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17.37" calcext:value-type="float">
            <text:p>117.37</text:p>
          </table:table-cell>
          <table:table-cell table:style-name="ce13" office:value-type="float" office:value="1.9776" calcext:value-type="float">
            <text:p>1.98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5]*[.E5]*[.B5]^2/[.I5]/4)^2*( (1-([.F5]/[.G5]*SIN([.C5]))^2  )^0.5   + COS([.C5]) )^2*4/SIN([.C5])^4/(1-([.F5]/[.G5]*SIN([.C5]))^2 )^0.5" office:value-type="float" office:value="154.618886862384" calcext:value-type="float">
            <text:p>154.6188868624</text:p>
          </table:table-cell>
          <table:table-cell table:formula="of:=1-([.F5]/[.G5]*SIN([.C5]))^2" office:value-type="float" office:value="0.999922200571886" calcext:value-type="float">
            <text:p>0.9999222006</text:p>
          </table:table-cell>
          <table:table-cell table:formula="of:=[.E5]^2*(2*([.K5]^0.5+COS([.C5]))*[.F5]^2*SIN([.C5])^2/[.G5]^3*[.K5]^(-0.5) - [.K5]^(-0.5)*[.F5]^2*SIN([.C5])^2/[.G5]^3*([.K5]^0.5 + COS([.C5]))^2  )/[.K5]*[.H5]" office:value-type="float" office:value="0.00021061228736482" calcext:value-type="float">
            <text:p>0.0002106123</text:p>
          </table:table-cell>
          <table:table-cell table:style-name="ce7" table:formula="of:=1/[.M3]" office:value-type="float" office:value="0.103683730889412" calcext:value-type="float">
            <text:p>0.1036837309</text:p>
          </table:table-cell>
          <table:table-cell table:style-name="ce7" table:formula="of:=[.N3]/[.M3]^2" office:value-type="float" office:value="0.00000249148557402806" calcext:value-type="float">
            <text:p>2.49148557402806E-006</text:p>
          </table:table-cell>
          <table:table-cell office:value-type="string" calcext:value-type="string">
            <text:p>S/In</text:p>
          </table:table-cell>
        </table:table-row>
        <table:table-row table:style-name="ro1">
          <table:table-cell table:number-columns-repeated="12"/>
          <table:table-cell table:style-name="ce7" table:formula="of:=[.J3]/[.J5]" office:value-type="float" office:value="0.0309561401610485" calcext:value-type="float">
            <text:p>0.0309561402</text:p>
          </table:table-cell>
          <table:table-cell table:style-name="ce7" table:formula="of:=SQRT(([.K3]/[.J5])^2+([.K5]*[.J3]/[.J5]^2)^2)" office:value-type="float" office:value="0.00645129938740412" calcext:value-type="float">
            <text:p>0.0064512994</text:p>
          </table:table-cell>
          <table:table-cell office:value-type="string" calcext:value-type="string">
            <text:p>F/In</text:p>
          </table:table-cell>
        </table:table-row>
        <table:table-row table:style-name="ro1">
          <table:table-cell table:number-columns-repeated="12"/>
          <table:table-cell table:style-name="ce7" table:formula="of:=1/[.M6]" office:value-type="float" office:value="32.3037689711161" calcext:value-type="float">
            <text:p>32.3037689711</text:p>
          </table:table-cell>
          <table:table-cell table:style-name="ce7" table:formula="of:=[.N6]/[.M6]^2" office:value-type="float" office:value="6.73214696309045" calcext:value-type="float">
            <text:p>6.7321469631</text:p>
          </table:table-cell>
          <table:table-cell office:value-type="string" calcext:value-type="string">
            <text:p>In/F</text:p>
          </table:table-cell>
        </table:table-row>
        <table:table-row table:style-name="ro1">
          <table:table-cell table:number-columns-repeated="12"/>
          <table:table-cell table:style-name="ce7" table:formula="of:=1/[.M4]" office:value-type="float" office:value="3.34937528871492" calcext:value-type="float">
            <text:p>3.3493752887</text:p>
          </table:table-cell>
          <table:table-cell table:style-name="ce7" table:formula="of:=[.N4]/[.M4]^2" office:value-type="float" office:value="0.00134995730288983" calcext:value-type="float">
            <text:p>0.0013499573</text:p>
          </table:table-cell>
          <table:table-cell office:value-type="string" calcext:value-type="string">
            <text:p>S/F</text:p>
          </table:table-cell>
        </table:table-row>
        <table:table-row table:style-name="ro3">
          <table:table-cell table:style-name="ce8" office:value-type="string" calcext:value-type="string">
            <text:p>Estequeometria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/S</text:p>
          </table:table-cell>
          <table:table-cell table:formula="of:=[Sheet1.E89]/[.M3]" office:value-type="float" office:value="3.1279248197626" calcext:value-type="float">
            <text:p>3.1279248198</text:p>
          </table:table-cell>
          <table:table-cell table:formula="of:=SQRT(([Sheet1.F89]/[.M3])^2+([.N3]*[Sheet1.E89]/[.M3]^2)^2)" office:value-type="float" office:value="0.316718838771994" calcext:value-type="float">
            <text:p>0.3167188388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F/S</text:p>
          </table:table-cell>
          <table:table-cell table:formula="of:=[Sheet1.E90]/[.M4]" office:value-type="float" office:value="4.45907923108681" calcext:value-type="float">
            <text:p>4.4590792311</text:p>
          </table:table-cell>
          <table:table-cell table:formula="of:=SQRT(([Sheet1.F90]/[.M4])^2+([.N4]*[Sheet1.E90]/[.M4]^2)^2)" office:value-type="float" office:value="1.27294716402933" calcext:value-type="float">
            <text:p>1.272947164</text:p>
          </table:table-cell>
          <table:table-cell table:number-columns-repeated="2"/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S/In</text:p>
          </table:table-cell>
          <table:table-cell table:formula="of:=1/[.B12]" office:value-type="float" office:value="0.319700778510366" calcext:value-type="float">
            <text:p>0.3197007785</text:p>
          </table:table-cell>
          <table:table-cell table:formula="of:=[.C12]/[.B12]^2" office:value-type="float" office:value="0.0323713852342494" calcext:value-type="float">
            <text:p>0.03237138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/In</text:p>
          </table:table-cell>
          <table:table-cell table:formula="of:=[Sheet1.E92]/[.M6]" office:value-type="float" office:value="1.42557110161786" calcext:value-type="float">
            <text:p>1.4255711016</text:p>
          </table:table-cell>
          <table:table-cell table:formula="of:=SQRT(([Sheet1.F92]/[.M6])^2+([.N6]*[Sheet1.E92]/[.M6]^2)^2)" office:value-type="float" office:value="0.48425335991081" calcext:value-type="float">
            <text:p>0.48425335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/F</text:p>
          </table:table-cell>
          <table:table-cell table:formula="of:=1/[.B15]" office:value-type="float" office:value="0.701473254378626" calcext:value-type="float">
            <text:p>0.7014732544</text:p>
          </table:table-cell>
          <table:table-cell table:formula="of:=[.C15]/[.B15]^2" office:value-type="float" office:value="0.23828399715378" calcext:value-type="float">
            <text:p>0.23828399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/F</text:p>
          </table:table-cell>
          <table:table-cell table:formula="of:=1/[.B13]" office:value-type="float" office:value="0.224261545529047" calcext:value-type="float">
            <text:p>0.2242615455</text:p>
          </table:table-cell>
          <table:table-cell table:formula="of:=[.C13]/[.B13]^2" office:value-type="float" office:value="0.0640206382501204" calcext:value-type="float">
            <text:p>0.0640206383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3">
          <table:table-cell table:style-name="ce8" office:value-type="string" calcext:value-type="string">
            <text:p>Percentagens estequiometricas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Exp</text:p>
          </table:table-cell>
          <table:table-cell table:style-name="ce7" office:value-type="string" calcext:value-type="string">
            <text:p>F</text:p>
          </table:table-cell>
          <table:table-cell table:style-name="ce10" table:formula="of:=1/(1+[.B16]+[.B17])" office:value-type="percentage" office:value="0.519282302032421" calcext:value-type="percentage">
            <text:p>51.93%</text:p>
          </table:table-cell>
          <table:table-cell table:style-name="ce10" table:formula="of:=SQRT([.C16]^2+[.C17]^2)/(1+[.B16]+[.B17])^2" office:value-type="percentage" office:value="0.0665329673983005" calcext:value-type="percentage">
            <text:p>6.65%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S</text:p>
          </table:table-cell>
          <table:table-cell table:style-name="ce10" table:formula="of:=1/(1+[.B12]+[.B13])" office:value-type="percentage" office:value="0.116455051619672" calcext:value-type="percentage">
            <text:p>11.65%</text:p>
          </table:table-cell>
          <table:table-cell table:style-name="ce10" table:formula="of:=SQRT([.C12]^2+[.C13]^2)/(1+[.B12]+[.B13])^2" office:value-type="percentage" office:value="0.0177897527993556" calcext:value-type="percentage">
            <text:p>1.78%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In</text:p>
          </table:table-cell>
          <table:table-cell table:style-name="ce10" table:formula="of:=1/(1+[.B14]+[.B15])" office:value-type="percentage" office:value="0.364262646347907" calcext:value-type="percentage">
            <text:p>36.43%</text:p>
          </table:table-cell>
          <table:table-cell table:style-name="ce10" table:formula="of:=SQRT([.C14]^2+[.C15]^2)/(1+[.B14]+[.B15])^2" office:value-type="percentage" office:value="0.0643976641701439" calcext:value-type="percentage">
            <text:p>6.44%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Te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percentage" office:value="0.55" calcext:value-type="percentage">
            <text:p>55.00%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11" office:value-type="percentage" office:value="0.11" calcext:value-type="percentage">
            <text:p>11.00%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9"/>
          <table:table-cell table:style-name="ce9" office:value-type="string" calcext:value-type="string">
            <text:p>In</text:p>
          </table:table-cell>
          <table:table-cell table:style-name="ce11" office:value-type="percentage" office:value="0.34" calcext:value-type="percentage">
            <text:p>34.00%</text:p>
          </table:table-cell>
          <table:table-cell table:style-name="ce9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9:25:05.979680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23:16:48.264522431</dc:date>
    <meta:generator>LibreOffice/4.2.8.2$Linux_X86_64 LibreOffice_project/420m0$Build-2</meta:generator>
    <meta:editing-duration>PT16H3M43S</meta:editing-duration>
    <meta:editing-cycles>76</meta:editing-cycles>
    <meta:document-statistic meta:table-count="2" meta:cell-count="1024" meta:object-count="0"/>
  </office:meta>
</office:document-meta>
</file>